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ierro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emperatura ambi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itud</text:p>
          </table:table-cell>
          <table:table-cell office:value-type="string" calcext:value-type="string">
            <text:p>Temperatura</text:p>
          </table:table-cell>
          <table:table-cell table:number-columns-repeated="2"/>
          <table:table-cell table:style-name="Default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cial</text:p>
          </table:table-cell>
          <table:table-cell office:value-type="float" office:value="7.18" calcext:value-type="float">
            <text:p>7,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e bajada</text:p>
          </table:table-cell>
          <table:table-cell office:value-type="float" office:value="6.661" calcext:value-type="float">
            <text:p>6,66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7.12-[.B5])/1000" office:value-type="float" office:value="0.000459000000000001" calcext:value-type="float">
            <text:p>0,000459</text:p>
          </table:table-cell>
          <table:table-cell table:formula="of:=[.C5]-40" office:value-type="float" office:value="34" calcext:value-type="float">
            <text:p>3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(100-[.I5])/100000" office:value-type="float" office:value="0.00031" calcext:value-type="float">
            <text:p>0,00031</text:p>
          </table:table-cell>
          <table:table-cell table:formula="of:=[.J5]-55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.65" calcext:value-type="float">
            <text:p>6,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l</text:p>
          </table:table-cell>
          <table:table-cell table:formula="of:=(7.12-[.B6])/1000" office:value-type="float" office:value="0.00047" calcext:value-type="float">
            <text:p>0,00047</text:p>
          </table:table-cell>
          <table:table-cell table:formula="of:=[.C6]-40" office:value-type="float" office:value="30" calcext:value-type="float">
            <text:p>3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100-[.I6])/100000" office:value-type="float" office:value="0.00029" calcext:value-type="float">
            <text:p>0,00029</text:p>
          </table:table-cell>
          <table:table-cell table:formula="of:=[.J6]-55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.74" calcext:value-type="float">
            <text:p>6,7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(7.12-[.B7])/1000" office:value-type="float" office:value="0.00038" calcext:value-type="float">
            <text:p>0,00038</text:p>
          </table:table-cell>
          <table:table-cell table:formula="of:=[.C7]-40" office:value-type="float" office:value="33" calcext:value-type="float">
            <text:p>3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(100-[.I7])/100000" office:value-type="float" office:value="0.00028" calcext:value-type="float">
            <text:p>0,00028</text:p>
          </table:table-cell>
          <table:table-cell table:formula="of:=[.J7]-55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.77" calcext:value-type="float">
            <text:p>6,7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(7.12-[.B8])/1000" office:value-type="float" office:value="0.000350000000000001" calcext:value-type="float">
            <text:p>0,00035</text:p>
          </table:table-cell>
          <table:table-cell table:formula="of:=[.C8]-40" office:value-type="float" office:value="31" calcext:value-type="float">
            <text:p>3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100-[.I8])/100000" office:value-type="float" office:value="0.00027" calcext:value-type="float">
            <text:p>0,00027</text:p>
          </table:table-cell>
          <table:table-cell table:formula="of:=[.J8]-55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.8" calcext:value-type="float">
            <text:p>6,8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formula="of:=(7.12-[.B9])/1000" office:value-type="float" office:value="0.00032" calcext:value-type="float">
            <text:p>0,00032</text:p>
          </table:table-cell>
          <table:table-cell table:formula="of:=[.C9]-40" office:value-type="float" office:value="29" calcext:value-type="float">
            <text:p>2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table:formula="of:=(100-[.I9])/100000" office:value-type="float" office:value="0.00025" calcext:value-type="float">
            <text:p>0,00025</text:p>
          </table:table-cell>
          <table:table-cell table:formula="of:=[.J9]-55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.83" calcext:value-type="float">
            <text:p>6,8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(7.12-[.B10])/1000" office:value-type="float" office:value="0.00029" calcext:value-type="float">
            <text:p>0,00029</text:p>
          </table:table-cell>
          <table:table-cell table:formula="of:=[.C10]-40" office:value-type="float" office:value="28" calcext:value-type="float">
            <text:p>2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(100-[.I10])/100000" office:value-type="float" office:value="0.00023" calcext:value-type="float">
            <text:p>0,00023</text:p>
          </table:table-cell>
          <table:table-cell table:formula="of:=[.J10]-55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.85" calcext:value-type="float">
            <text:p>6,8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7.12-[.B11])/1000" office:value-type="float" office:value="0.00027" calcext:value-type="float">
            <text:p>0,00027</text:p>
          </table:table-cell>
          <table:table-cell table:formula="of:=[.C11]-40" office:value-type="float" office:value="26" calcext:value-type="float">
            <text:p>2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(100-[.I11])/100000" office:value-type="float" office:value="0.00021" calcext:value-type="float">
            <text:p>0,00021</text:p>
          </table:table-cell>
          <table:table-cell table:formula="of:=[.J11]-55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.88" calcext:value-type="float">
            <text:p>6,88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formula="of:=(7.12-[.B12])/1000" office:value-type="float" office:value="0.00024" calcext:value-type="float">
            <text:p>0,00024</text:p>
          </table:table-cell>
          <table:table-cell table:formula="of:=[.C12]-40" office:value-type="float" office:value="25" calcext:value-type="float">
            <text:p>25</text:p>
          </table:table-cell>
          <table:table-cell table:number-columns-repeated="2"/>
          <table:table-cell table:style-name="ce1"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100-[.I12])/100000" office:value-type="float" office:value="0.00019" calcext:value-type="float">
            <text:p>0,00019</text:p>
          </table:table-cell>
          <table:table-cell table:formula="of:=[.J12]-5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.9" calcext:value-type="float">
            <text:p>6,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(7.12-[.B13])/1000" office:value-type="float" office:value="0.00022" calcext:value-type="float">
            <text:p>0,00022</text:p>
          </table:table-cell>
          <table:table-cell table:formula="of:=[.C13]-40" office:value-type="float" office:value="23" calcext:value-type="float">
            <text:p>2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/>
          <table:table-cell table:formula="of:=(100-[.I13])/100000" office:value-type="float" office:value="0.00018" calcext:value-type="float">
            <text:p>0,00018</text:p>
          </table:table-cell>
          <table:table-cell table:formula="of:=[.J13]-5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.91" calcext:value-type="float">
            <text:p>6,9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(7.12-[.B14])/1000" office:value-type="float" office:value="0.00021" calcext:value-type="float">
            <text:p>0,00021</text:p>
          </table:table-cell>
          <table:table-cell table:formula="of:=[.C14]-40" office:value-type="float" office:value="22" calcext:value-type="float">
            <text:p>2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table:formula="of:=(100-[.I14])/100000" office:value-type="float" office:value="0.00016" calcext:value-type="float">
            <text:p>0,00016</text:p>
          </table:table-cell>
          <table:table-cell table:formula="of:=[.J14]-55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.92" calcext:value-type="float">
            <text:p>6,9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(7.12-[.B15])/1000" office:value-type="float" office:value="0.0002" calcext:value-type="float">
            <text:p>0,0002</text:p>
          </table:table-cell>
          <table:table-cell table:formula="of:=[.C15]-40" office:value-type="float" office:value="21" calcext:value-type="float">
            <text:p>2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formula="of:=(100-[.I15])/100000" office:value-type="float" office:value="0.00015" calcext:value-type="float">
            <text:p>0,00015</text:p>
          </table:table-cell>
          <table:table-cell table:formula="of:=[.J15]-55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.94" calcext:value-type="float">
            <text:p>6,94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formula="of:=(7.12-[.B16])/1000" office:value-type="float" office:value="0.00018" calcext:value-type="float">
            <text:p>0,00018</text:p>
          </table:table-cell>
          <table:table-cell table:formula="of:=[.C16]-40" office:value-type="float" office:value="20" calcext:value-type="float">
            <text:p>2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100-[.I16])/100000" office:value-type="float" office:value="0.00013" calcext:value-type="float">
            <text:p>0,00013</text:p>
          </table:table-cell>
          <table:table-cell table:formula="of:=[.J16]-55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.95" calcext:value-type="float">
            <text:p>6,9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(7.12-[.B17])/1000" office:value-type="float" office:value="0.00017" calcext:value-type="float">
            <text:p>0,00017</text:p>
          </table:table-cell>
          <table:table-cell table:formula="of:=[.C17]-40"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100-[.I17])/100000" office:value-type="float" office:value="0.00012" calcext:value-type="float">
            <text:p>0,00012</text:p>
          </table:table-cell>
          <table:table-cell table:formula="of:=[.J17]-55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.96" calcext:value-type="float">
            <text:p>6,96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formula="of:=(7.12-[.B18])/1000" office:value-type="float" office:value="0.00016" calcext:value-type="float">
            <text:p>0,00016</text:p>
          </table:table-cell>
          <table:table-cell table:formula="of:=[.C18]-40" office:value-type="float" office:value="18" calcext:value-type="float">
            <text:p>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100-[.I18])/100000" office:value-type="float" office:value="0.0001" calcext:value-type="float">
            <text:p>0,0001</text:p>
          </table:table-cell>
          <table:table-cell table:formula="of:=[.J18]-55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.97" calcext:value-type="float">
            <text:p>6,97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formula="of:=(7.12-[.B19])/1000" office:value-type="float" office:value="0.00015" calcext:value-type="float">
            <text:p>0,00015</text:p>
          </table:table-cell>
          <table:table-cell table:formula="of:=[.C19]-40" office:value-type="float" office:value="17" calcext:value-type="float">
            <text:p>1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formula="of:=(100-[.I19])/100000" office:value-type="float" office:value="0.00009" calcext:value-type="float">
            <text:p>0,00009</text:p>
          </table:table-cell>
          <table:table-cell table:formula="of:=[.J19]-55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.98" calcext:value-type="float">
            <text:p>6,98</text:p>
          </table:table-cell>
          <table:table-cell table:style-name="ce1" office:value-type="float" office:value="56" calcext:value-type="float">
            <text:p>56</text:p>
          </table:table-cell>
          <table:table-cell/>
          <table:table-cell table:formula="of:=(7.12-[.B20])/1000" office:value-type="float" office:value="0.00014" calcext:value-type="float">
            <text:p>0,00014</text:p>
          </table:table-cell>
          <table:table-cell table:formula="of:=[.C20]-40" office:value-type="float" office:value="16" calcext:value-type="float">
            <text:p>1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(100-[.I20])/100000" office:value-type="float" office:value="0.00008" calcext:value-type="float">
            <text:p>0,00008</text:p>
          </table:table-cell>
          <table:table-cell table:formula="of:=[.J20]-5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.99" calcext:value-type="float">
            <text:p>6,9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(7.12-[.B21])/1000" office:value-type="float" office:value="0.00013" calcext:value-type="float">
            <text:p>0,00013</text:p>
          </table:table-cell>
          <table:table-cell table:formula="of:=[.C21]-40" office:value-type="float" office:value="15" calcext:value-type="float">
            <text:p>1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(100-[.I21])/100000" office:value-type="float" office:value="0.00007" calcext:value-type="float">
            <text:p>0,00007</text:p>
          </table:table-cell>
          <table:table-cell table:formula="of:=[.J21]-55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(7.12-[.B22])/1000" office:value-type="float" office:value="0.00012" calcext:value-type="float">
            <text:p>0,00012</text:p>
          </table:table-cell>
          <table:table-cell table:formula="of:=[.C22]-40" office:value-type="float" office:value="14" calcext:value-type="float">
            <text:p>1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100-[.I22])/100000" office:value-type="float" office:value="0.00005" calcext:value-type="float">
            <text:p>0,00005</text:p>
          </table:table-cell>
          <table:table-cell table:formula="of:=[.J22]-55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.01" calcext:value-type="float">
            <text:p>7,0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(7.12-[.B23])/1000" office:value-type="float" office:value="0.00011" calcext:value-type="float">
            <text:p>0,00011</text:p>
          </table:table-cell>
          <table:table-cell table:formula="of:=[.C23]-40" office:value-type="float" office:value="13" calcext:value-type="float">
            <text:p>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formula="of:=(100-[.I23])/100000" office:value-type="float" office:value="0.00004" calcext:value-type="float">
            <text:p>0,00004</text:p>
          </table:table-cell>
          <table:table-cell table:formula="of:=[.J23]-5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.03" calcext:value-type="float">
            <text:p>7,0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(7.12-[.B24])/1000" office:value-type="float" office:value="0.0000899999999999999" calcext:value-type="float">
            <text:p>0,00009</text:p>
          </table:table-cell>
          <table:table-cell table:formula="of:=[.C24]-40" office:value-type="float" office:value="12" calcext:value-type="float">
            <text:p>1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(100-[.I24])/100000" office:value-type="float" office:value="0.00003" calcext:value-type="float">
            <text:p>0,00003</text:p>
          </table:table-cell>
          <table:table-cell table:formula="of:=[.J24]-5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.04" calcext:value-type="float">
            <text:p>7,04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table:formula="of:=(7.12-[.B25])/1000" office:value-type="float" office:value="0.0000800000000000001" calcext:value-type="float">
            <text:p>0,00008</text:p>
          </table:table-cell>
          <table:table-cell table:formula="of:=[.C25]-40" office:value-type="float" office:value="11" calcext:value-type="float">
            <text:p>1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(100-[.I25])/100000" office:value-type="float" office:value="0.00002" calcext:value-type="float">
            <text:p>0,00002</text:p>
          </table:table-cell>
          <table:table-cell table:formula="of:=[.J25]-5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.05" calcext:value-type="float">
            <text:p>7,05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formula="of:=(7.12-[.B26])/1000" office:value-type="float" office:value="0.0000700000000000003" calcext:value-type="float">
            <text:p>0,00007</text:p>
          </table:table-cell>
          <table:table-cell table:formula="of:=[.C26]-40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(100-[.I26])/100000" office:value-type="float" office:value="0.00001" calcext:value-type="float">
            <text:p>0,00001</text:p>
          </table:table-cell>
          <table:table-cell table:formula="of:=[.J26]-5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.05" calcext:value-type="float">
            <text:p>7,0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(7.12-[.B27])/1000" office:value-type="float" office:value="0.0000700000000000003" calcext:value-type="float">
            <text:p>0,00007</text:p>
          </table:table-cell>
          <table:table-cell table:formula="of:=[.C27]-40" office:value-type="float" office:value="9" calcext:value-type="float">
            <text:p>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(100-[.I27])/100000" office:value-type="float" office:value="0" calcext:value-type="float">
            <text:p>0</text:p>
          </table:table-cell>
          <table:table-cell table:formula="of:=[.J27]-5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06" calcext:value-type="float">
            <text:p>7,0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(7.12-[.B28])/1000" office:value-type="float" office:value="0.0000600000000000005" calcext:value-type="float">
            <text:p>0,00006</text:p>
          </table:table-cell>
          <table:table-cell table:formula="of:=[.C28]-40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07" calcext:value-type="float">
            <text:p>7,07</text:p>
          </table:table-cell>
          <table:table-cell office:value-type="float" office:value="47" calcext:value-type="float">
            <text:p>47</text:p>
          </table:table-cell>
          <table:table-cell/>
          <table:table-cell table:formula="of:=(7.12-[.B29])/1000" office:value-type="float" office:value="0.0000499999999999998" calcext:value-type="float">
            <text:p>0,00005</text:p>
          </table:table-cell>
          <table:table-cell table:formula="of:=[.C29]-40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08" calcext:value-type="float">
            <text:p>7,0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7.12-[.B30])/1000" office:value-type="float" office:value="0.00004" calcext:value-type="float">
            <text:p>0,00004</text:p>
          </table:table-cell>
          <table:table-cell table:formula="of:=[.C30]-40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09" calcext:value-type="float">
            <text:p>7,09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table:formula="of:=(7.12-[.B31])/1000" office:value-type="float" office:value="0.0000300000000000002" calcext:value-type="float">
            <text:p>0,00003</text:p>
          </table:table-cell>
          <table:table-cell table:formula="of:=[.C31]-4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" calcext:value-type="float">
            <text:p>7,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7.12-[.B32])/1000" office:value-type="float" office:value="0.0000200000000000005" calcext:value-type="float">
            <text:p>0,00002</text:p>
          </table:table-cell>
          <table:table-cell table:formula="of:=[.C32]-40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1" calcext:value-type="float">
            <text:p>7,1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(7.12-[.B33])/1000" office:value-type="float" office:value="0.00000999999999999979" calcext:value-type="float">
            <text:p>0,00001</text:p>
          </table:table-cell>
          <table:table-cell table:formula="of:=[.C33]-4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2" calcext:value-type="float">
            <text:p>7,1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7.12-[.B34])/1000" office:value-type="float" office:value="0" calcext:value-type="float">
            <text:p>0</text:p>
          </table:table-cell>
          <table:table-cell table:formula="of:=[.C34]-40" office:value-type="float" office:value="0" calcext:value-type="float">
            <text:p>0</text:p>
          </table:table-cell>
          <table:table-cell table:number-columns-repeated="7"/>
        </table:table-row>
      </table:table>
      <table:table table:name="Hoja2" table:style-name="ta1">
        <table:table-column table:style-name="co1" table:number-columns-repeated="10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Cobr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ngitud</text:p>
          </table:table-cell>
          <table:table-cell office:value-type="string" calcext:value-type="string">
            <text:p>temperatura</text:p>
          </table:table-cell>
          <table:table-cell table:number-columns-repeated="4"/>
          <table:table-cell office:value-type="string" calcext:value-type="string">
            <text:p>Longitud</text:p>
          </table:table-cell>
          <table:table-cell office:value-type="string" calcext:value-type="string">
            <text:p>Temperatura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(85-[.B5])/100000" office:value-type="float" office:value="0.00049" calcext:value-type="float">
            <text:p>0,00049</text:p>
          </table:table-cell>
          <table:table-cell table:formula="of:=[.C5]-50"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(86-[.H5])/100000" office:value-type="float" office:value="0.00048" calcext:value-type="float">
            <text:p>0,00048</text:p>
          </table:table-cell>
          <table:table-cell table:formula="of:=[.I5]-50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table:formula="of:=(85-[.B6])/100000" office:value-type="float" office:value="0.00046" calcext:value-type="float">
            <text:p>0,00046</text:p>
          </table:table-cell>
          <table:table-cell table:formula="of:=[.C6]-50" office:value-type="float" office:value="33" calcext:value-type="float">
            <text:p>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(86-[.H6])/100000" office:value-type="float" office:value="0.00046" calcext:value-type="float">
            <text:p>0,00046</text:p>
          </table:table-cell>
          <table:table-cell table:formula="of:=[.I6]-50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(85-[.B7])/100000" office:value-type="float" office:value="0.00043" calcext:value-type="float">
            <text:p>0,00043</text:p>
          </table:table-cell>
          <table:table-cell table:formula="of:=[.C7]-50" office:value-type="float" office:value="32" calcext:value-type="float">
            <text:p>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(86-[.H7])/100000" office:value-type="float" office:value="0.00044" calcext:value-type="float">
            <text:p>0,00044</text:p>
          </table:table-cell>
          <table:table-cell table:formula="of:=[.I7]-50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(85-[.B8])/100000" office:value-type="float" office:value="0.00042" calcext:value-type="float">
            <text:p>0,00042</text:p>
          </table:table-cell>
          <table:table-cell table:formula="of:=[.C8]-50" office:value-type="float" office:value="31" calcext:value-type="float">
            <text:p>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(86-[.H8])/100000" office:value-type="float" office:value="0.00043" calcext:value-type="float">
            <text:p>0,00043</text:p>
          </table:table-cell>
          <table:table-cell table:formula="of:=[.I8]-50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85-[.B9])/100000" office:value-type="float" office:value="0.0004" calcext:value-type="float">
            <text:p>0,0004</text:p>
          </table:table-cell>
          <table:table-cell table:formula="of:=[.C9]-50"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86-[.H9])/100000" office:value-type="float" office:value="0.00041" calcext:value-type="float">
            <text:p>0,00041</text:p>
          </table:table-cell>
          <table:table-cell table:formula="of:=[.I9]-50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(85-[.B10])/100000" office:value-type="float" office:value="0.00037" calcext:value-type="float">
            <text:p>0,00037</text:p>
          </table:table-cell>
          <table:table-cell table:formula="of:=[.C10]-50" office:value-type="float" office:value="29" calcext:value-type="float">
            <text:p>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(86-[.H10])/100000" office:value-type="float" office:value="0.00039" calcext:value-type="float">
            <text:p>0,00039</text:p>
          </table:table-cell>
          <table:table-cell table:formula="of:=[.I10]-50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(85-[.B11])/100000" office:value-type="float" office:value="0.00035" calcext:value-type="float">
            <text:p>0,00035</text:p>
          </table:table-cell>
          <table:table-cell table:formula="of:=[.C11]-50" office:value-type="float" office:value="28" calcext:value-type="float">
            <text:p>28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formula="of:=(86-[.H11])/100000" office:value-type="float" office:value="0.00037" calcext:value-type="float">
            <text:p>0,00037</text:p>
          </table:table-cell>
          <table:table-cell table:formula="of:=[.I11]-50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(85-[.B12])/100000" office:value-type="float" office:value="0.00034" calcext:value-type="float">
            <text:p>0,00034</text:p>
          </table:table-cell>
          <table:table-cell table:formula="of:=[.C12]-50" office:value-type="float" office:value="27" calcext:value-type="float">
            <text:p>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(86-[.H12])/100000" office:value-type="float" office:value="0.00035" calcext:value-type="float">
            <text:p>0,00035</text:p>
          </table:table-cell>
          <table:table-cell table:formula="of:=[.I12]-50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85-[.B13])/100000" office:value-type="float" office:value="0.00032" calcext:value-type="float">
            <text:p>0,00032</text:p>
          </table:table-cell>
          <table:table-cell table:formula="of:=[.C13]-50" office:value-type="float" office:value="26" calcext:value-type="float">
            <text:p>2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86-[.H13])/100000" office:value-type="float" office:value="0.00033" calcext:value-type="float">
            <text:p>0,00033</text:p>
          </table:table-cell>
          <table:table-cell table:formula="of:=[.I13]-50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(85-[.B14])/100000" office:value-type="float" office:value="0.00031" calcext:value-type="float">
            <text:p>0,00031</text:p>
          </table:table-cell>
          <table:table-cell table:formula="of:=[.C14]-50" office:value-type="float" office:value="25" calcext:value-type="float">
            <text:p>25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table:formula="of:=(86-[.H14])/100000" office:value-type="float" office:value="0.00032" calcext:value-type="float">
            <text:p>0,00032</text:p>
          </table:table-cell>
          <table:table-cell table:formula="of:=[.I14]-5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85-[.B15])/100000" office:value-type="float" office:value="0.00029" calcext:value-type="float">
            <text:p>0,00029</text:p>
          </table:table-cell>
          <table:table-cell table:formula="of:=[.C15]-50"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office:value-type="float" office:value="74" calcext:value-type="float">
            <text:p>74</text:p>
          </table:table-cell>
          <table:table-cell/>
          <table:table-cell table:formula="of:=(86-[.H15])/100000" office:value-type="float" office:value="0.0003" calcext:value-type="float">
            <text:p>0,0003</text:p>
          </table:table-cell>
          <table:table-cell table:formula="of:=[.I15]-50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formula="of:=(85-[.B16])/100000" office:value-type="float" office:value="0.00028" calcext:value-type="float">
            <text:p>0,00028</text:p>
          </table:table-cell>
          <table:table-cell table:formula="of:=[.C16]-50" office:value-type="float" office:value="23" calcext:value-type="float">
            <text:p>23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formula="of:=(86-[.H16])/100000" office:value-type="float" office:value="0.00028" calcext:value-type="float">
            <text:p>0,00028</text:p>
          </table:table-cell>
          <table:table-cell table:formula="of:=[.I16]-50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(85-[.B17])/100000" office:value-type="float" office:value="0.00026" calcext:value-type="float">
            <text:p>0,00026</text:p>
          </table:table-cell>
          <table:table-cell table:formula="of:=[.C17]-50" office:value-type="float" office:value="22" calcext:value-type="float">
            <text:p>2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/>
          <table:table-cell table:formula="of:=(86-[.H17])/100000" office:value-type="float" office:value="0.00026" calcext:value-type="float">
            <text:p>0,00026</text:p>
          </table:table-cell>
          <table:table-cell table:formula="of:=[.I17]-50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(85-[.B18])/100000" office:value-type="float" office:value="0.00025" calcext:value-type="float">
            <text:p>0,00025</text:p>
          </table:table-cell>
          <table:table-cell table:formula="of:=[.C18]-50" office:value-type="float" office:value="21" calcext:value-type="float">
            <text:p>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(86-[.H18])/100000" office:value-type="float" office:value="0.00025" calcext:value-type="float">
            <text:p>0,00025</text:p>
          </table:table-cell>
          <table:table-cell table:formula="of:=[.I18]-50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85-[.B19])/100000" office:value-type="float" office:value="0.00023" calcext:value-type="float">
            <text:p>0,00023</text:p>
          </table:table-cell>
          <table:table-cell table:formula="of:=[.C19]-50" office:value-type="float" office:value="20" calcext:value-type="float">
            <text:p>2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86-[.H19])/100000" office:value-type="float" office:value="0.00024" calcext:value-type="float">
            <text:p>0,00024</text:p>
          </table:table-cell>
          <table:table-cell table:formula="of:=[.I19]-50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formula="of:=(85-[.B20])/100000" office:value-type="float" office:value="0.00022" calcext:value-type="float">
            <text:p>0,00022</text:p>
          </table:table-cell>
          <table:table-cell table:formula="of:=[.C20]-50" office:value-type="float" office:value="19" calcext:value-type="float">
            <text:p>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(86-[.H20])/100000" office:value-type="float" office:value="0.00022" calcext:value-type="float">
            <text:p>0,00022</text:p>
          </table:table-cell>
          <table:table-cell table:formula="of:=[.I20]-50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table:formula="of:=(85-[.B21])/100000" office:value-type="float" office:value="0.00021" calcext:value-type="float">
            <text:p>0,00021</text:p>
          </table:table-cell>
          <table:table-cell table:formula="of:=[.C21]-50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(86-[.H21])/100000" office:value-type="float" office:value="0.00021" calcext:value-type="float">
            <text:p>0,00021</text:p>
          </table:table-cell>
          <table:table-cell table:formula="of:=[.I21]-50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formula="of:=(85-[.B22])/100000" office:value-type="float" office:value="0.00019" calcext:value-type="float">
            <text:p>0,00019</text:p>
          </table:table-cell>
          <table:table-cell table:formula="of:=[.C22]-50" office:value-type="float" office:value="17" calcext:value-type="float">
            <text:p>17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formula="of:=(86-[.H22])/100000" office:value-type="float" office:value="0.0002" calcext:value-type="float">
            <text:p>0,0002</text:p>
          </table:table-cell>
          <table:table-cell table:formula="of:=[.I22]-5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1" office:value-type="float" office:value="66" calcext:value-type="float">
            <text:p>66</text:p>
          </table:table-cell>
          <table:table-cell/>
          <table:table-cell table:formula="of:=(85-[.B23])/100000" office:value-type="float" office:value="0.00018" calcext:value-type="float">
            <text:p>0,00018</text:p>
          </table:table-cell>
          <table:table-cell table:formula="of:=[.C23]-50" office:value-type="float" office:value="16" calcext:value-type="float">
            <text:p>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86-[.H23])/100000" office:value-type="float" office:value="0.00018" calcext:value-type="float">
            <text:p>0,00018</text:p>
          </table:table-cell>
          <table:table-cell table:formula="of:=[.I23]-50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formula="of:=(85-[.B24])/100000" office:value-type="float" office:value="0.00016" calcext:value-type="float">
            <text:p>0,00016</text:p>
          </table:table-cell>
          <table:table-cell table:formula="of:=[.C24]-50"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86-[.H24])/100000" office:value-type="float" office:value="0.00017" calcext:value-type="float">
            <text:p>0,00017</text:p>
          </table:table-cell>
          <table:table-cell table:formula="of:=[.I24]-5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85-[.B25])/100000" office:value-type="float" office:value="0.00015" calcext:value-type="float">
            <text:p>0,00015</text:p>
          </table:table-cell>
          <table:table-cell table:formula="of:=[.C25]-50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formula="of:=(86-[.H25])/100000" office:value-type="float" office:value="0.00016" calcext:value-type="float">
            <text:p>0,00016</text:p>
          </table:table-cell>
          <table:table-cell table:formula="of:=[.I25]-50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formula="of:=(85-[.B26])/100000" office:value-type="float" office:value="0.00014" calcext:value-type="float">
            <text:p>0,00014</text:p>
          </table:table-cell>
          <table:table-cell table:formula="of:=[.C26]-50" office:value-type="float" office:value="13" calcext:value-type="float">
            <text:p>13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formula="of:=(86-[.H26])/100000" office:value-type="float" office:value="0.00014" calcext:value-type="float">
            <text:p>0,00014</text:p>
          </table:table-cell>
          <table:table-cell table:formula="of:=[.I26]-50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formula="of:=(85-[.B27])/100000" office:value-type="float" office:value="0.00013" calcext:value-type="float">
            <text:p>0,00013</text:p>
          </table:table-cell>
          <table:table-cell table:formula="of:=[.C27]-50" office:value-type="float" office:value="12" calcext:value-type="float">
            <text:p>12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formula="of:=(86-[.H27])/100000" office:value-type="float" office:value="0.00013" calcext:value-type="float">
            <text:p>0,00013</text:p>
          </table:table-cell>
          <table:table-cell table:formula="of:=[.I27]-50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1" office:value-type="float" office:value="61" calcext:value-type="float">
            <text:p>61</text:p>
          </table:table-cell>
          <table:table-cell/>
          <table:table-cell table:formula="of:=(85-[.B28])/100000" office:value-type="float" office:value="0.00012" calcext:value-type="float">
            <text:p>0,00012</text:p>
          </table:table-cell>
          <table:table-cell table:formula="of:=[.C28]-50" office:value-type="float" office:value="11" calcext:value-type="float">
            <text:p>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(86-[.H28])/100000" office:value-type="float" office:value="0.00012" calcext:value-type="float">
            <text:p>0,00012</text:p>
          </table:table-cell>
          <table:table-cell table:formula="of:=[.I28]-50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85-[.B29])/100000" office:value-type="float" office:value="0.00011" calcext:value-type="float">
            <text:p>0,00011</text:p>
          </table:table-cell>
          <table:table-cell table:formula="of:=[.C29]-50" office:value-type="float" office:value="10" calcext:value-type="float">
            <text:p>1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86-[.H29])/100000" office:value-type="float" office:value="0.00011" calcext:value-type="float">
            <text:p>0,00011</text:p>
          </table:table-cell>
          <table:table-cell table:formula="of:=[.I29]-5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formula="of:=(85-[.B30])/100000" office:value-type="float" office:value="0.0001" calcext:value-type="float">
            <text:p>0,0001</text:p>
          </table:table-cell>
          <table:table-cell table:formula="of:=[.C30]-50" office:value-type="float" office:value="9" calcext:value-type="float">
            <text:p>9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formula="of:=(86-[.H30])/100000" office:value-type="float" office:value="0.0001" calcext:value-type="float">
            <text:p>0,0001</text:p>
          </table:table-cell>
          <table:table-cell table:formula="of:=[.I30]-5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formula="of:=(85-[.B31])/100000" office:value-type="float" office:value="0.00009" calcext:value-type="float">
            <text:p>0,00009</text:p>
          </table:table-cell>
          <table:table-cell table:formula="of:=[.C31]-50"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(86-[.H31])/100000" office:value-type="float" office:value="0.00009" calcext:value-type="float">
            <text:p>0,00009</text:p>
          </table:table-cell>
          <table:table-cell table:formula="of:=[.I31]-5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formula="of:=(85-[.B32])/100000" office:value-type="float" office:value="0.00008" calcext:value-type="float">
            <text:p>0,00008</text:p>
          </table:table-cell>
          <table:table-cell table:formula="of:=[.C32]-50" office:value-type="float" office:value="7" calcext:value-type="float">
            <text:p>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(86-[.H32])/100000" office:value-type="float" office:value="0.00007" calcext:value-type="float">
            <text:p>0,00007</text:p>
          </table:table-cell>
          <table:table-cell table:formula="of:=[.I32]-50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(85-[.B33])/100000" office:value-type="float" office:value="0.00007" calcext:value-type="float">
            <text:p>0,00007</text:p>
          </table:table-cell>
          <table:table-cell table:formula="of:=[.C33]-50"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(86-[.H33])/100000" office:value-type="float" office:value="0.00006" calcext:value-type="float">
            <text:p>0,00006</text:p>
          </table:table-cell>
          <table:table-cell table:formula="of:=[.I33]-50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formula="of:=(85-[.B34])/100000" office:value-type="float" office:value="0.00005" calcext:value-type="float">
            <text:p>0,00005</text:p>
          </table:table-cell>
          <table:table-cell table:formula="of:=[.C34]-50"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(86-[.H34])/100000" office:value-type="float" office:value="0.00005" calcext:value-type="float">
            <text:p>0,00005</text:p>
          </table:table-cell>
          <table:table-cell table:formula="of:=[.I34]-5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1" office:value-type="float" office:value="54" calcext:value-type="float">
            <text:p>54</text:p>
          </table:table-cell>
          <table:table-cell/>
          <table:table-cell table:formula="of:=(85-[.B35])/100000" office:value-type="float" office:value="0.00004" calcext:value-type="float">
            <text:p>0,00004</text:p>
          </table:table-cell>
          <table:table-cell table:formula="of:=[.C35]-50"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(86-[.H35])/100000" office:value-type="float" office:value="0.00004" calcext:value-type="float">
            <text:p>0,00004</text:p>
          </table:table-cell>
          <table:table-cell table:formula="of:=[.I35]-50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1" office:value-type="float" office:value="53" calcext:value-type="float">
            <text:p>53</text:p>
          </table:table-cell>
          <table:table-cell/>
          <table:table-cell table:formula="of:=(85-[.B36])/100000" office:value-type="float" office:value="0.00003" calcext:value-type="float">
            <text:p>0,00003</text:p>
          </table:table-cell>
          <table:table-cell table:formula="of:=[.C36]-50" office:value-type="float" office:value="3" calcext:value-type="float">
            <text:p>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(86-[.H36])/100000" office:value-type="float" office:value="0.00003" calcext:value-type="float">
            <text:p>0,00003</text:p>
          </table:table-cell>
          <table:table-cell table:formula="of:=[.I36]-50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table:formula="of:=(85-[.B37])/100000" office:value-type="float" office:value="0.00002" calcext:value-type="float">
            <text:p>0,00002</text:p>
          </table:table-cell>
          <table:table-cell table:formula="of:=[.C37]-50"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table:formula="of:=(86-[.H37])/100000" office:value-type="float" office:value="0.00002" calcext:value-type="float">
            <text:p>0,00002</text:p>
          </table:table-cell>
          <table:table-cell table:formula="of:=[.I37]-50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table:formula="of:=(85-[.B38])/100000" office:value-type="float" office:value="0.00001" calcext:value-type="float">
            <text:p>0,00001</text:p>
          </table:table-cell>
          <table:table-cell table:formula="of:=[.C38]-50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(86-[.H38])/100000" office:value-type="float" office:value="0.00001" calcext:value-type="float">
            <text:p>0,00001</text:p>
          </table:table-cell>
          <table:table-cell table:formula="of:=[.I38]-5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85-[.B39])/100000" office:value-type="float" office:value="0" calcext:value-type="float">
            <text:p>0</text:p>
          </table:table-cell>
          <table:table-cell table:formula="of:=[.C39]-50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86-[.H39])/100000" office:value-type="float" office:value="0" calcext:value-type="float">
            <text:p>0</text:p>
          </table:table-cell>
          <table:table-cell table:formula="of:=[.I39]-50" office:value-type="float" office:value="0" calcext:value-type="float">
            <text:p>0</text:p>
          </table:table-cell>
        </table:table-row>
      </table:table>
      <table:table table:name="Hoja3" table:style-name="ta1">
        <table:table-column table:style-name="co1" table:number-columns-repeated="11" table:default-cell-style-name="Default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Aluminio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ngitud</text:p>
          </table:table-cell>
          <table:table-cell office:value-type="string" calcext:value-type="string">
            <text:p>Temperatura</text:p>
          </table:table-cell>
          <table:table-cell table:number-columns-repeated="5"/>
          <table:table-cell office:value-type="string" calcext:value-type="string">
            <text:p>Longitud</text:p>
          </table:table-cell>
          <table:table-cell office:value-type="string" calcext:value-type="string">
            <text:p>Temperatura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(112-[.B5])/100000" office:value-type="float" office:value="0.00067" calcext:value-type="float">
            <text:p>0,00067</text:p>
          </table:table-cell>
          <table:table-cell table:formula="of:=[.C5]-50" office:value-type="float" office:value="33" calcext:value-type="float">
            <text:p>3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/>
          <table:table-cell table:formula="of:=(111-[.I5])/100000" office:value-type="float" office:value="0.00065" calcext:value-type="float">
            <text:p>0,00065</text:p>
          </table:table-cell>
          <table:table-cell table:formula="of:=[.J5]-50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(112-[.B6])/100000" office:value-type="float" office:value="0.00064" calcext:value-type="float">
            <text:p>0,00064</text:p>
          </table:table-cell>
          <table:table-cell table:formula="of:=[.C6]-50" office:value-type="float" office:value="32" calcext:value-type="float">
            <text:p>3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table:formula="of:=(111-[.I6])/100000" office:value-type="float" office:value="0.00063" calcext:value-type="float">
            <text:p>0,00063</text:p>
          </table:table-cell>
          <table:table-cell table:formula="of:=[.J6]-50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table:formula="of:=(112-[.B7])/100000" office:value-type="float" office:value="0.00061" calcext:value-type="float">
            <text:p>0,00061</text:p>
          </table:table-cell>
          <table:table-cell table:formula="of:=[.C7]-50" office:value-type="float" office:value="31" calcext:value-type="float">
            <text:p>3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111-[.I7])/100000" office:value-type="float" office:value="0.00059" calcext:value-type="float">
            <text:p>0,00059</text:p>
          </table:table-cell>
          <table:table-cell table:formula="of:=[.J7]-50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112-[.B8])/100000" office:value-type="float" office:value="0.00058" calcext:value-type="float">
            <text:p>0,00058</text:p>
          </table:table-cell>
          <table:table-cell table:formula="of:=[.C8]-50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(111-[.I8])/100000" office:value-type="float" office:value="0.00056" calcext:value-type="float">
            <text:p>0,00056</text:p>
          </table:table-cell>
          <table:table-cell table:formula="of:=[.J8]-50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/>
          <table:table-cell table:formula="of:=(112-[.B9])/100000" office:value-type="float" office:value="0.00056" calcext:value-type="float">
            <text:p>0,00056</text:p>
          </table:table-cell>
          <table:table-cell table:formula="of:=[.C9]-50" office:value-type="float" office:value="29" calcext:value-type="float">
            <text:p>2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(111-[.I9])/100000" office:value-type="float" office:value="0.00053" calcext:value-type="float">
            <text:p>0,00053</text:p>
          </table:table-cell>
          <table:table-cell table:formula="of:=[.J9]-50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formula="of:=(112-[.B10])/100000" office:value-type="float" office:value="0.00053" calcext:value-type="float">
            <text:p>0,00053</text:p>
          </table:table-cell>
          <table:table-cell table:formula="of:=[.C10]-50" office:value-type="float" office:value="28" calcext:value-type="float">
            <text:p>2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(111-[.I10])/100000" office:value-type="float" office:value="0.0005" calcext:value-type="float">
            <text:p>0,0005</text:p>
          </table:table-cell>
          <table:table-cell table:formula="of:=[.J10]-50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(112-[.B11])/100000" office:value-type="float" office:value="0.0005" calcext:value-type="float">
            <text:p>0,0005</text:p>
          </table:table-cell>
          <table:table-cell table:formula="of:=[.C11]-50" office:value-type="float" office:value="27" calcext:value-type="float">
            <text:p>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111-[.I11])/100000" office:value-type="float" office:value="0.00047" calcext:value-type="float">
            <text:p>0,00047</text:p>
          </table:table-cell>
          <table:table-cell table:formula="of:=[.J11]-50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112-[.B12])/100000" office:value-type="float" office:value="0.00047" calcext:value-type="float">
            <text:p>0,00047</text:p>
          </table:table-cell>
          <table:table-cell table:formula="of:=[.C12]-50" office:value-type="float" office:value="26" calcext:value-type="float">
            <text:p>2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(111-[.I12])/100000" office:value-type="float" office:value="0.00044" calcext:value-type="float">
            <text:p>0,00044</text:p>
          </table:table-cell>
          <table:table-cell table:formula="of:=[.J12]-5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table:formula="of:=(112-[.B13])/100000" office:value-type="float" office:value="0.00045" calcext:value-type="float">
            <text:p>0,00045</text:p>
          </table:table-cell>
          <table:table-cell table:formula="of:=[.C13]-50" office:value-type="float" office:value="25" calcext:value-type="float">
            <text:p>2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111-[.I13])/100000" office:value-type="float" office:value="0.00042" calcext:value-type="float">
            <text:p>0,00042</text:p>
          </table:table-cell>
          <table:table-cell table:formula="of:=[.J13]-50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112-[.B14])/100000" office:value-type="float" office:value="0.00042" calcext:value-type="float">
            <text:p>0,00042</text:p>
          </table:table-cell>
          <table:table-cell table:formula="of:=[.C14]-50" office:value-type="float" office:value="24" calcext:value-type="float">
            <text:p>2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(111-[.I14])/100000" office:value-type="float" office:value="0.0004" calcext:value-type="float">
            <text:p>0,0004</text:p>
          </table:table-cell>
          <table:table-cell table:formula="of:=[.J14]-50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formula="of:=(112-[.B15])/100000" office:value-type="float" office:value="0.0004" calcext:value-type="float">
            <text:p>0,0004</text:p>
          </table:table-cell>
          <table:table-cell table:formula="of:=[.C15]-50" office:value-type="float" office:value="23" calcext:value-type="float">
            <text:p>2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table:formula="of:=(111-[.I15])/100000" office:value-type="float" office:value="0.00038" calcext:value-type="float">
            <text:p>0,00038</text:p>
          </table:table-cell>
          <table:table-cell table:formula="of:=[.J15]-50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/>
          <table:table-cell table:formula="of:=(112-[.B16])/100000" office:value-type="float" office:value="0.00037" calcext:value-type="float">
            <text:p>0,00037</text:p>
          </table:table-cell>
          <table:table-cell table:formula="of:=[.C16]-50" office:value-type="float" office:value="22" calcext:value-type="float">
            <text:p>2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(111-[.I16])/100000" office:value-type="float" office:value="0.00035" calcext:value-type="float">
            <text:p>0,00035</text:p>
          </table:table-cell>
          <table:table-cell table:formula="of:=[.J16]-50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formula="of:=(112-[.B17])/100000" office:value-type="float" office:value="0.00035" calcext:value-type="float">
            <text:p>0,00035</text:p>
          </table:table-cell>
          <table:table-cell table:formula="of:=[.C17]-50" office:value-type="float" office:value="21" calcext:value-type="float">
            <text:p>2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111-[.I17])/100000" office:value-type="float" office:value="0.00034" calcext:value-type="float">
            <text:p>0,00034</text:p>
          </table:table-cell>
          <table:table-cell table:formula="of:=[.J17]-50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112-[.B18])/100000" office:value-type="float" office:value="0.00033" calcext:value-type="float">
            <text:p>0,00033</text:p>
          </table:table-cell>
          <table:table-cell table:formula="of:=[.C18]-50" office:value-type="float" office:value="20" calcext:value-type="float">
            <text:p>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(111-[.I18])/100000" office:value-type="float" office:value="0.00032" calcext:value-type="float">
            <text:p>0,00032</text:p>
          </table:table-cell>
          <table:table-cell table:formula="of:=[.J18]-50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(112-[.B19])/100000" office:value-type="float" office:value="0.00031" calcext:value-type="float">
            <text:p>0,00031</text:p>
          </table:table-cell>
          <table:table-cell table:formula="of:=[.C19]-50" office:value-type="float" office:value="19" calcext:value-type="float">
            <text:p>1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(111-[.I19])/100000" office:value-type="float" office:value="0.0003" calcext:value-type="float">
            <text:p>0,0003</text:p>
          </table:table-cell>
          <table:table-cell table:formula="of:=[.J19]-50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table:formula="of:=(112-[.B20])/100000" office:value-type="float" office:value="0.00029" calcext:value-type="float">
            <text:p>0,00029</text:p>
          </table:table-cell>
          <table:table-cell table:formula="of:=[.C20]-50" office:value-type="float" office:value="18" calcext:value-type="float">
            <text:p>1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/>
          <table:table-cell table:formula="of:=(111-[.I20])/100000" office:value-type="float" office:value="0.00027" calcext:value-type="float">
            <text:p>0,00027</text:p>
          </table:table-cell>
          <table:table-cell table:formula="of:=[.J20]-5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(112-[.B21])/100000" office:value-type="float" office:value="0.00027" calcext:value-type="float">
            <text:p>0,00027</text:p>
          </table:table-cell>
          <table:table-cell table:formula="of:=[.C21]-50" office:value-type="float" office:value="17" calcext:value-type="float">
            <text:p>1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111-[.I21])/100000" office:value-type="float" office:value="0.00026" calcext:value-type="float">
            <text:p>0,00026</text:p>
          </table:table-cell>
          <table:table-cell table:formula="of:=[.J21]-50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112-[.B22])/100000" office:value-type="float" office:value="0.00025" calcext:value-type="float">
            <text:p>0,00025</text:p>
          </table:table-cell>
          <table:table-cell table:formula="of:=[.C22]-50" office:value-type="float" office:value="16" calcext:value-type="float">
            <text:p>1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111-[.I22])/100000" office:value-type="float" office:value="0.00024" calcext:value-type="float">
            <text:p>0,00024</text:p>
          </table:table-cell>
          <table:table-cell table:formula="of:=[.J22]-5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112-[.B23])/100000" office:value-type="float" office:value="0.00023" calcext:value-type="float">
            <text:p>0,00023</text:p>
          </table:table-cell>
          <table:table-cell table:formula="of:=[.C23]-50" office:value-type="float" office:value="15" calcext:value-type="float">
            <text:p>1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111-[.I23])/100000" office:value-type="float" office:value="0.00022" calcext:value-type="float">
            <text:p>0,00022</text:p>
          </table:table-cell>
          <table:table-cell table:formula="of:=[.J23]-50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112-[.B24])/100000" office:value-type="float" office:value="0.00021" calcext:value-type="float">
            <text:p>0,00021</text:p>
          </table:table-cell>
          <table:table-cell table:formula="of:=[.C24]-50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/>
          <table:table-cell table:formula="of:=(111-[.I24])/100000" office:value-type="float" office:value="0.0002" calcext:value-type="float">
            <text:p>0,0002</text:p>
          </table:table-cell>
          <table:table-cell table:formula="of:=[.J24]-50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formula="of:=(112-[.B25])/100000" office:value-type="float" office:value="0.00019" calcext:value-type="float">
            <text:p>0,00019</text:p>
          </table:table-cell>
          <table:table-cell table:formula="of:=[.C25]-50" office:value-type="float" office:value="13" calcext:value-type="float">
            <text:p>1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(111-[.I25])/100000" office:value-type="float" office:value="0.00019" calcext:value-type="float">
            <text:p>0,00019</text:p>
          </table:table-cell>
          <table:table-cell table:formula="of:=[.J25]-50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(112-[.B26])/100000" office:value-type="float" office:value="0.00018" calcext:value-type="float">
            <text:p>0,00018</text:p>
          </table:table-cell>
          <table:table-cell table:formula="of:=[.C26]-50" office:value-type="float" office:value="12" calcext:value-type="float">
            <text:p>1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(111-[.I26])/100000" office:value-type="float" office:value="0.00016" calcext:value-type="float">
            <text:p>0,00016</text:p>
          </table:table-cell>
          <table:table-cell table:formula="of:=[.J26]-50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(112-[.B27])/100000" office:value-type="float" office:value="0.00017" calcext:value-type="float">
            <text:p>0,00017</text:p>
          </table:table-cell>
          <table:table-cell table:formula="of:=[.C27]-50" office:value-type="float" office:value="11" calcext:value-type="float">
            <text:p>1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111-[.I27])/100000" office:value-type="float" office:value="0.00015" calcext:value-type="float">
            <text:p>0,00015</text:p>
          </table:table-cell>
          <table:table-cell table:formula="of:=[.J27]-5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112-[.B28])/100000" office:value-type="float" office:value="0.00015" calcext:value-type="float">
            <text:p>0,00015</text:p>
          </table:table-cell>
          <table:table-cell table:formula="of:=[.C28]-50" office:value-type="float" office:value="10" calcext:value-type="float">
            <text:p>1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formula="of:=(111-[.I28])/100000" office:value-type="float" office:value="0.00014" calcext:value-type="float">
            <text:p>0,00014</text:p>
          </table:table-cell>
          <table:table-cell table:formula="of:=[.J28]-5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(112-[.B29])/100000" office:value-type="float" office:value="0.00014" calcext:value-type="float">
            <text:p>0,00014</text:p>
          </table:table-cell>
          <table:table-cell table:formula="of:=[.C29]-50" office:value-type="float" office:value="9" calcext:value-type="float">
            <text:p>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(111-[.I29])/100000" office:value-type="float" office:value="0.00012" calcext:value-type="float">
            <text:p>0,00012</text:p>
          </table:table-cell>
          <table:table-cell table:formula="of:=[.J29]-5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formula="of:=(112-[.B30])/100000" office:value-type="float" office:value="0.00012" calcext:value-type="float">
            <text:p>0,00012</text:p>
          </table:table-cell>
          <table:table-cell table:formula="of:=[.C30]-50"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(111-[.I30])/100000" office:value-type="float" office:value="0.00011" calcext:value-type="float">
            <text:p>0,00011</text:p>
          </table:table-cell>
          <table:table-cell table:formula="of:=[.J30]-50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/>
          <table:table-cell table:formula="of:=(112-[.B31])/100000" office:value-type="float" office:value="0.0001" calcext:value-type="float">
            <text:p>0,0001</text:p>
          </table:table-cell>
          <table:table-cell table:formula="of:=[.C31]-50" office:value-type="float" office:value="7" calcext:value-type="float">
            <text:p>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(111-[.I31])/100000" office:value-type="float" office:value="0.00009" calcext:value-type="float">
            <text:p>0,00009</text:p>
          </table:table-cell>
          <table:table-cell table:formula="of:=[.J31]-50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(112-[.B32])/100000" office:value-type="float" office:value="0.00009" calcext:value-type="float">
            <text:p>0,00009</text:p>
          </table:table-cell>
          <table:table-cell table:formula="of:=[.C32]-50" office:value-type="float" office:value="6" calcext:value-type="float">
            <text:p>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formula="of:=(111-[.I32])/100000" office:value-type="float" office:value="0.00008" calcext:value-type="float">
            <text:p>0,00008</text:p>
          </table:table-cell>
          <table:table-cell table:formula="of:=[.J32]-5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formula="of:=(112-[.B33])/100000" office:value-type="float" office:value="0.00007" calcext:value-type="float">
            <text:p>0,00007</text:p>
          </table:table-cell>
          <table:table-cell table:formula="of:=[.C33]-50" office:value-type="float" office:value="5" calcext:value-type="float">
            <text:p>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(111-[.I33])/100000" office:value-type="float" office:value="0.00006" calcext:value-type="float">
            <text:p>0,00006</text:p>
          </table:table-cell>
          <table:table-cell table:formula="of:=[.J33]-50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/>
          <table:table-cell table:formula="of:=(112-[.B34])/100000" office:value-type="float" office:value="0.00006" calcext:value-type="float">
            <text:p>0,00006</text:p>
          </table:table-cell>
          <table:table-cell table:formula="of:=[.C34]-50" office:value-type="float" office:value="4" calcext:value-type="float">
            <text:p>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(111-[.I34])/100000" office:value-type="float" office:value="0.00005" calcext:value-type="float">
            <text:p>0,00005</text:p>
          </table:table-cell>
          <table:table-cell table:formula="of:=[.J34]-50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(112-[.B35])/100000" office:value-type="float" office:value="0.00004" calcext:value-type="float">
            <text:p>0,00004</text:p>
          </table:table-cell>
          <table:table-cell table:formula="of:=[.C35]-50" office:value-type="float" office:value="3" calcext:value-type="float">
            <text:p>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(111-[.I35])/100000" office:value-type="float" office:value="0.00003" calcext:value-type="float">
            <text:p>0,00003</text:p>
          </table:table-cell>
          <table:table-cell table:formula="of:=[.J35]-50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(112-[.B36])/100000" office:value-type="float" office:value="0.00003" calcext:value-type="float">
            <text:p>0,00003</text:p>
          </table:table-cell>
          <table:table-cell table:formula="of:=[.C36]-50" office:value-type="float" office:value="2" calcext:value-type="float">
            <text:p>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(111-[.I36])/100000" office:value-type="float" office:value="0.00002" calcext:value-type="float">
            <text:p>0,00002</text:p>
          </table:table-cell>
          <table:table-cell table:formula="of:=[.J36]-5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(112-[.B37])/100000" office:value-type="float" office:value="0.00002" calcext:value-type="float">
            <text:p>0,00002</text:p>
          </table:table-cell>
          <table:table-cell table:formula="of:=[.C37]-50" office:value-type="float" office:value="1" calcext:value-type="float">
            <text:p>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111-[.I37])/100000" office:value-type="float" office:value="0" calcext:value-type="float">
            <text:p>0</text:p>
          </table:table-cell>
          <table:table-cell table:formula="of:=[.J37]-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112-[.B38])/100000" office:value-type="float" office:value="0" calcext:value-type="float">
            <text:p>0</text:p>
          </table:table-cell>
          <table:table-cell table:formula="of:=[.C38]-50" office:value-type="float" office:value="0" calcext:value-type="float">
            <text:p>0</text:p>
          </table:table-cell>
          <table:table-cell/>
          <table:table-cell table:style-name="ce1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09:25:42.7857146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choflo </meta:initial-creator>
    <meta:creation-date>2016-04-22T14:16:18.862377561</meta:creation-date>
    <dc:date>2016-04-28T12:02:25.890815836</dc:date>
    <dc:creator>juanchoflo </dc:creator>
    <meta:editing-duration>PT2H10M56S</meta:editing-duration>
    <meta:editing-cycles>3</meta:editing-cycles>
    <meta:generator>LibreOffice/4.3.3.2$Linux_X86_64 LibreOffice_project/430m0$Build-2</meta:generator>
    <meta:document-statistic meta:table-count="3" meta:cell-count="781" meta:object-count="0"/>
  </office:meta>
</office:document-meta>
</file>